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top"/>
    </style:style>
    <style:style style:name="gr2" style:family="graphic" style:parent-style-name="standard">
      <style:graphic-properties draw:fill-color="#e6e6ff" draw:textarea-horizontal-align="center" draw:textarea-vertical-align="middle"/>
    </style:style>
    <style:style style:name="gr3" style:family="graphic" style:parent-style-name="standard">
      <style:graphic-properties draw:fill="solid" draw:fill-color="#ccccff" draw:textarea-horizontal-align="center" draw:textarea-vertical-align="middle"/>
    </style:style>
    <style:style style:name="gr4" style:family="graphic" style:parent-style-name="standard">
      <style:graphic-properties draw:fill-color="#ff8080" draw:textarea-horizontal-align="center" draw:textarea-vertical-align="middle"/>
    </style:style>
    <style:style style:name="gr5" style:family="graphic" style:parent-style-name="standard">
      <style:graphic-properties draw:fill-color="#e6e64c" draw:textarea-horizontal-align="center" draw:textarea-vertical-align="middle"/>
    </style:style>
    <style:style style:name="gr6" style:family="graphic" style:parent-style-name="standard">
      <style:graphic-properties draw:fill-color="#ffcc99" draw:textarea-horizontal-align="center" draw:textarea-vertical-align="middle"/>
    </style:style>
    <style:style style:name="gr7" style:family="graphic" style:parent-style-name="standard">
      <style:graphic-properties draw:fill-color="#aecf00" draw:textarea-horizontal-align="center" draw:textarea-vertical-align="middle"/>
    </style:style>
    <style:style style:name="gr8" style:family="graphic" style:parent-style-name="standard">
      <style:graphic-properties draw:fill="solid" draw:fill-color="#ffd320" draw:textarea-horizontal-align="center" draw:textarea-vertical-align="middle"/>
    </style:style>
    <style:style style:name="gr9" style:family="graphic" style:parent-style-name="standard">
      <style:graphic-properties draw:fill-color="#0084d1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color="#aea79f" draw:fill-color="#c0c0c0" draw:textarea-horizontal-align="center" draw:textarea-vertical-align="middle"/>
    </style:style>
    <style:style style:name="gr12" style:family="graphic" style:parent-style-name="standard">
      <style:graphic-properties svg:stroke-color="#aea79f" draw:fill="solid" draw:fill-color="#c0c0c0" draw:textarea-horizontal-align="center" draw:textarea-vertical-align="middle"/>
    </style:style>
    <style:style style:name="gr13" style:family="graphic" style:parent-style-name="standard">
      <style:graphic-properties draw:fill-color="#c0c0c0" draw:textarea-horizontal-align="center" draw:textarea-vertical-align="top"/>
    </style:style>
    <style:style style:name="gr14" style:family="graphic" style:parent-style-name="standard">
      <style:graphic-properties draw:fill-color="#c0c0c0" draw:textarea-horizontal-align="center" draw:textarea-vertical-align="middle"/>
    </style:style>
    <style:style style:name="gr15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6.51cm" svg:height="5.435cm" svg:x="1.439cm" svg:y="3.605cm">
          <text:p text:style-name="P1">scripts</text:p>
        </draw:rect>
        <draw:rect draw:style-name="gr1" draw:text-style-name="P1" draw:layer="layout" svg:width="16.51cm" svg:height="7.07cm" svg:x="1.44cm" svg:y="13.97cm">
          <text:p text:style-name="P1">liburacoli_&lt;board&gt;.a</text:p>
        </draw:rect>
        <draw:rect draw:style-name="gr2" draw:text-style-name="P1" draw:layer="layout" svg:width="6.35cm" svg:height="3.09cm" svg:x="1.975cm" svg:y="15.24cm">
          <text:p text:style-name="P1">radio</text:p>
          <text:p text:style-name="P1">(trx abstraction)</text:p>
        </draw:rect>
        <draw:rect draw:style-name="gr3" draw:text-style-name="P1" draw:layer="layout" svg:width="6.35cm" svg:height="1.925cm" svg:x="1.975cm" svg:y="18.415cm">
          <text:p text:style-name="P1">trx</text:p>
          <text:p text:style-name="P1"><text:span text:style-name="T1">SPI, IO-PINs, IRQ</text:span></text:p>
        </draw:rect>
        <draw:g>
          <draw:rect draw:style-name="gr4" draw:text-style-name="P1" draw:layer="layout" svg:width="5.165cm" svg:height="1.905cm" draw:transform="rotate (1.5707963267949) translate (10.63cm 20.405cm)">
            <text:p text:style-name="P1">hif</text:p>
            <text:p text:style-name="P1"><text:span text:style-name="T1">UART, USB</text:span></text:p>
          </draw:rect>
          <draw:rect draw:style-name="gr5" draw:text-style-name="P1" draw:layer="layout" svg:width="5.165cm" svg:height="1.905cm" draw:transform="rotate (1.5707963267949) translate (15.645cm 20.405cm)">
            <text:p text:style-name="P1">gpio</text:p>
            <text:p text:style-name="P1"><text:span text:style-name="T1">LEDs, KEYs</text:span></text:p>
          </draw:rect>
          <draw:rect draw:style-name="gr6" draw:text-style-name="P1" draw:layer="layout" svg:width="5.165cm" svg:height="1.27cm" draw:transform="rotate (1.5707963267949) translate (12.705cm 20.405cm)">
            <text:p text:style-name="P1">timer, rtc</text:p>
          </draw:rect>
          <draw:rect draw:style-name="gr7" draw:text-style-name="P1" draw:layer="layout" svg:width="5.165cm" svg:height="1.905cm" draw:transform="rotate (1.5707963267949) translate (8.56cm 20.405cm)">
            <text:p text:style-name="P1">sensors</text:p>
            <text:p text:style-name="P1"><text:span text:style-name="T1">I2C, SPI, 1-wire</text:span></text:p>
          </draw:rect>
          <draw:rect draw:style-name="gr8" draw:text-style-name="P1" draw:layer="layout" svg:width="5.165cm" svg:height="1.27cm" draw:transform="rotate (1.5707963267949) translate (14.175cm 20.405cm)">
            <text:p text:style-name="P1">utils</text:p>
          </draw:rect>
        </draw:g>
        <draw:rect draw:style-name="gr1" draw:text-style-name="P1" draw:layer="layout" svg:width="8.79cm" svg:height="4.53cm" svg:x="1.44cm" svg:y="9.355cm">
          <text:p text:style-name="P1">applications</text:p>
        </draw:rect>
        <draw:rect draw:style-name="gr1" draw:text-style-name="P1" draw:layer="layout" svg:width="7.72cm" svg:height="4.53cm" svg:x="10.23cm" svg:y="9.355cm">
          <text:p text:style-name="P1">examples</text:p>
        </draw:rect>
        <draw:rect draw:style-name="gr9" draw:text-style-name="P1" draw:layer="layout" svg:width="3.175cm" svg:height="1.27cm" draw:transform="rotate (1.5707963267949) translate (4.88cm 13.55cm)">
          <text:p text:style-name="P1">wuart</text:p>
        </draw:rect>
        <draw:rect draw:style-name="gr9" draw:text-style-name="P1" draw:layer="layout" svg:width="3.175cm" svg:height="1.27cm" draw:transform="rotate (1.5707963267949) translate (3.45cm 13.55cm)">
          <text:p text:style-name="P1">sniffer</text:p>
        </draw:rect>
        <draw:rect draw:style-name="gr9" draw:text-style-name="P1" draw:layer="layout" svg:width="3.175cm" svg:height="1.27cm" draw:transform="rotate (1.5707963267949) translate (2.015cm 13.575cm)">
          <text:p text:style-name="P1">wibo</text:p>
        </draw:rect>
        <draw:rect draw:style-name="gr9" draw:text-style-name="P1" draw:layer="layout" svg:width="3.175cm" svg:height="1.27cm" draw:transform="rotate (1.5707963267949) translate (6.32cm 13.55cm)">
          <text:p text:style-name="P1">rsensor</text:p>
        </draw:rect>
        <draw:rect draw:style-name="gr9" draw:text-style-name="P1" draw:layer="layout" svg:width="3.175cm" svg:height="1.27cm" draw:transform="rotate (1.5707963267949) translate (7.825cm 13.55cm)">
          <text:p text:style-name="P1">...</text:p>
        </draw:rect>
        <draw:rect draw:style-name="gr9" draw:text-style-name="P2" draw:layer="layout" svg:width="3.175cm" svg:height="1.27cm" draw:transform="rotate (1.5707963267949) translate (10.524cm 13.55cm)">
          <text:p text:style-name="P1"><text:span text:style-name="T2">xmpl_trx_*</text:span></text:p>
        </draw:rect>
        <draw:rect draw:style-name="gr9" draw:text-style-name="P1" draw:layer="layout" svg:width="3.175cm" svg:height="1.27cm" draw:transform="rotate (1.5707963267949) translate (7.824cm 13.55cm)">
          <text:p text:style-name="P1">...</text:p>
        </draw:rect>
        <draw:rect draw:style-name="gr9" draw:text-style-name="P2" draw:layer="layout" svg:width="3.175cm" svg:height="1.27cm" draw:transform="rotate (1.5707963267949) translate (11.923cm 13.55cm)">
          <text:p text:style-name="P1"><text:span text:style-name="T2">xmpl_radio_*</text:span></text:p>
        </draw:rect>
        <draw:rect draw:style-name="gr9" draw:text-style-name="P2" draw:layer="layout" svg:width="3.175cm" svg:height="1.27cm" draw:transform="rotate (1.5707963267949) translate (13.323cm 13.55cm)">
          <text:p text:style-name="P1"><text:span text:style-name="T2">...</text:span></text:p>
        </draw:rect>
        <draw:rect draw:style-name="gr9" draw:text-style-name="P2" draw:layer="layout" svg:width="3.175cm" svg:height="1.27cm" draw:transform="rotate (1.5707963267949) translate (14.722cm 13.55cm)">
          <text:p text:style-name="P1"><text:span text:style-name="T2">xmpl_*</text:span></text:p>
        </draw:rect>
        <draw:rect draw:style-name="gr9" draw:text-style-name="P2" draw:layer="layout" svg:width="3.175cm" svg:height="1.27cm" draw:transform="rotate (1.5707963267949) translate (13.322cm 13.55cm)">
          <text:p text:style-name="P1"><text:span text:style-name="T2">xmpl_hif_*</text:span></text:p>
        </draw:rect>
        <draw:rect draw:style-name="gr9" draw:text-style-name="P2" draw:layer="layout" svg:width="3.175cm" svg:height="1.27cm" draw:transform="rotate (1.5707963267949) translate (16.121cm 13.55cm)">
          <text:p text:style-name="P1"><text:span text:style-name="T2">...</text:span></text:p>
        </draw:rect>
        <draw:rect draw:style-name="gr9" draw:text-style-name="P1" draw:layer="layout" svg:width="4.445cm" svg:height="1.27cm" draw:transform="rotate (0.785398163397448) translate (4.693cm 7.549cm)">
          <text:p text:style-name="P1">sniffer.py</text:p>
        </draw:rect>
        <draw:rect draw:style-name="gr9" draw:text-style-name="P1" draw:layer="layout" svg:width="4.445cm" svg:height="1.27cm" draw:transform="rotate (0.785398163397448) translate (2.416cm 7.652cm)">
          <text:p text:style-name="P1">wibo_host.py</text:p>
        </draw:rect>
        <draw:rect draw:style-name="gr9" draw:text-style-name="P1" draw:layer="layout" svg:width="4.445cm" svg:height="1.27cm" draw:transform="rotate (0.785398163397448) translate (6.615cm 7.751cm)">
          <text:p text:style-name="P1">sterm.py</text:p>
        </draw:rect>
        <draw:rect draw:style-name="gr9" draw:text-style-name="P1" draw:layer="layout" svg:width="4.445cm" svg:height="1.27cm" draw:transform="rotate (0.785398163397448) translate (8.714cm 7.751cm)">
          <text:p text:style-name="P1">...</text:p>
        </draw:rect>
        <draw:custom-shape draw:style-name="gr10" draw:text-style-name="P3" draw:layer="layout" svg:width="11.43cm" svg:height="1.905cm" draw:transform="rotate (1.5707963267949) translate (18.219cm 20.955cm)">
          <text:p text:style-name="P3">embedded software</text:p>
          <text:p text:style-name="P3">runs on microcontroll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08cm" svg:height="1.905cm" draw:transform="rotate (1.5707963267949) translate (18.219cm 8.89cm)">
          <text:p text:style-name="P3">control software</text:p>
          <text:p text:style-name="P3">runs on PC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16.51cm" svg:height="7.07cm" svg:x="2.224cm" svg:y="11.3cm">
            <text:p text:style-name="P1">liburacoli_&lt;board&gt;.a</text:p>
          </draw:rect>
          <draw:rect draw:style-name="gr11" draw:text-style-name="P1" draw:layer="layout" svg:width="6.35cm" svg:height="3.09cm" svg:x="2.759cm" svg:y="12.57cm">
            <text:p text:style-name="P1">radio</text:p>
            <text:p text:style-name="P1">(trx abstraction)</text:p>
          </draw:rect>
          <draw:rect draw:style-name="gr3" draw:text-style-name="P1" draw:layer="layout" svg:width="6.35cm" svg:height="1.925cm" svg:x="2.759cm" svg:y="15.745cm">
            <text:p text:style-name="P1">trx</text:p>
            <text:p text:style-name="P1"><text:span text:style-name="T1">SPI, IO-PINs, IRQ</text:span></text:p>
          </draw:rect>
          <draw:g>
            <draw:rect draw:style-name="gr11" draw:text-style-name="P1" draw:layer="layout" svg:width="5.165cm" svg:height="1.905cm" draw:transform="rotate (1.5707963267949) translate (11.414cm 17.735cm)">
              <text:p text:style-name="P1">hif</text:p>
              <text:p text:style-name="P1"><text:span text:style-name="T1">UART, USB</text:span></text:p>
            </draw:rect>
            <draw:rect draw:style-name="gr11" draw:text-style-name="P1" draw:layer="layout" svg:width="5.165cm" svg:height="1.905cm" draw:transform="rotate (1.5707963267949) translate (16.429cm 17.735cm)">
              <text:p text:style-name="P1">gpio</text:p>
              <text:p text:style-name="P1"><text:span text:style-name="T1">LEDs, KEYs</text:span></text:p>
            </draw:rect>
            <draw:rect draw:style-name="gr11" draw:text-style-name="P1" draw:layer="layout" svg:width="5.165cm" svg:height="1.27cm" draw:transform="rotate (1.5707963267949) translate (13.489cm 17.735cm)">
              <text:p text:style-name="P1">timer, rtc</text:p>
            </draw:rect>
            <draw:rect draw:style-name="gr11" draw:text-style-name="P1" draw:layer="layout" svg:width="5.165cm" svg:height="1.905cm" draw:transform="rotate (1.5707963267949) translate (9.344cm 17.735cm)">
              <text:p text:style-name="P1">sensors</text:p>
              <text:p text:style-name="P1"><text:span text:style-name="T1">I2C, SPI, 1-wire</text:span></text:p>
            </draw:rect>
            <draw:rect draw:style-name="gr12" draw:text-style-name="P1" draw:layer="layout" svg:width="5.165cm" svg:height="1.27cm" draw:transform="rotate (1.5707963267949) translate (14.959cm 17.735cm)">
              <text:p text:style-name="P1">utils</text:p>
            </draw:rect>
          </draw:g>
        </draw:g>
      </draw:page>
      <draw:page draw:name="page3" draw:style-name="dp1" draw:master-page-name="Default">
        <office:forms form:automatic-focus="false" form:apply-design-mode="false"/>
        <draw:g>
          <draw:rect draw:style-name="gr1" draw:text-style-name="P1" draw:layer="layout" svg:width="16.51cm" svg:height="7.07cm" svg:x="2.224cm" svg:y="11.3cm">
            <text:p text:style-name="P1">liburacoli_&lt;board&gt;.a</text:p>
          </draw:rect>
          <draw:rect draw:style-name="gr2" draw:text-style-name="P1" draw:layer="layout" svg:width="6.35cm" svg:height="3.09cm" svg:x="2.759cm" svg:y="12.57cm">
            <text:p text:style-name="P1">radio</text:p>
            <text:p text:style-name="P1">(trx abstraction)</text:p>
          </draw:rect>
          <draw:rect draw:style-name="gr12" draw:text-style-name="P1" draw:layer="layout" svg:width="6.35cm" svg:height="1.925cm" svg:x="2.759cm" svg:y="15.745cm">
            <text:p text:style-name="P1">trx</text:p>
            <text:p text:style-name="P1"><text:span text:style-name="T1">SPI, IO-PINs, IRQ</text:span></text:p>
          </draw:rect>
          <draw:g>
            <draw:rect draw:style-name="gr12" draw:text-style-name="P1" draw:layer="layout" svg:width="5.165cm" svg:height="1.905cm" draw:transform="rotate (1.5707963267949) translate (11.414cm 17.735cm)">
              <text:p text:style-name="P1">hif</text:p>
              <text:p text:style-name="P1"><text:span text:style-name="T1">UART, USB</text:span></text:p>
            </draw:rect>
            <draw:rect draw:style-name="gr12" draw:text-style-name="P1" draw:layer="layout" svg:width="5.165cm" svg:height="1.905cm" draw:transform="rotate (1.5707963267949) translate (16.429cm 17.735cm)">
              <text:p text:style-name="P1">gpio</text:p>
              <text:p text:style-name="P1"><text:span text:style-name="T1">LEDs, KEYs</text:span></text:p>
            </draw:rect>
            <draw:rect draw:style-name="gr12" draw:text-style-name="P1" draw:layer="layout" svg:width="5.165cm" svg:height="1.27cm" draw:transform="rotate (1.5707963267949) translate (13.489cm 17.735cm)">
              <text:p text:style-name="P1">timer, rtc</text:p>
            </draw:rect>
            <draw:rect draw:style-name="gr12" draw:text-style-name="P1" draw:layer="layout" svg:width="5.165cm" svg:height="1.905cm" draw:transform="rotate (1.5707963267949) translate (9.344cm 17.735cm)">
              <text:p text:style-name="P1">sensors</text:p>
              <text:p text:style-name="P1"><text:span text:style-name="T1">I2C, SPI, 1-wire</text:span></text:p>
            </draw:rect>
            <draw:rect draw:style-name="gr12" draw:text-style-name="P1" draw:layer="layout" svg:width="5.165cm" svg:height="1.27cm" draw:transform="rotate (1.5707963267949) translate (14.959cm 17.735cm)">
              <text:p text:style-name="P1">utils</text:p>
            </draw:rect>
          </draw:g>
        </draw:g>
      </draw:page>
      <draw:page draw:name="page4" draw:style-name="dp1" draw:master-page-name="Default">
        <office:forms form:automatic-focus="false" form:apply-design-mode="false"/>
        <draw:g>
          <draw:rect draw:style-name="gr1" draw:text-style-name="P1" draw:layer="layout" svg:width="16.51cm" svg:height="7.07cm" svg:x="2.224cm" svg:y="11.3cm">
            <text:p text:style-name="P1">liburacoli_&lt;board&gt;.a</text:p>
          </draw:rect>
          <draw:rect draw:style-name="gr12" draw:text-style-name="P1" draw:layer="layout" svg:width="6.35cm" svg:height="3.09cm" svg:x="2.759cm" svg:y="12.57cm">
            <text:p text:style-name="P1">radio</text:p>
            <text:p text:style-name="P1">(trx abstraction)</text:p>
          </draw:rect>
          <draw:rect draw:style-name="gr12" draw:text-style-name="P1" draw:layer="layout" svg:width="6.35cm" svg:height="1.925cm" svg:x="2.759cm" svg:y="15.745cm">
            <text:p text:style-name="P1">trx</text:p>
            <text:p text:style-name="P1"><text:span text:style-name="T1">SPI, IO-PINs, IRQ</text:span></text:p>
          </draw:rect>
          <draw:rect draw:style-name="gr12" draw:text-style-name="P1" draw:layer="layout" svg:width="5.165cm" svg:height="1.905cm" draw:transform="rotate (1.5707963267949) translate (11.414cm 17.735cm)">
            <text:p text:style-name="P1">hif</text:p>
            <text:p text:style-name="P1"><text:span text:style-name="T1">UART, USB</text:span></text:p>
          </draw:rect>
          <draw:rect draw:style-name="gr12" draw:text-style-name="P1" draw:layer="layout" svg:width="5.165cm" svg:height="1.905cm" draw:transform="rotate (1.5707963267949) translate (16.429cm 17.735cm)">
            <text:p text:style-name="P1">gpio</text:p>
            <text:p text:style-name="P1"><text:span text:style-name="T1">LEDs, KEYs</text:span></text:p>
          </draw:rect>
          <draw:rect draw:style-name="gr12" draw:text-style-name="P1" draw:layer="layout" svg:width="5.165cm" svg:height="1.27cm" draw:transform="rotate (1.5707963267949) translate (13.489cm 17.735cm)">
            <text:p text:style-name="P1">timer, rtc</text:p>
          </draw:rect>
          <draw:rect draw:style-name="gr7" draw:text-style-name="P1" draw:layer="layout" svg:width="5.165cm" svg:height="1.905cm" draw:transform="rotate (1.5707963267949) translate (9.344cm 17.735cm)">
            <text:p text:style-name="P1">sensors</text:p>
            <text:p text:style-name="P1"><text:span text:style-name="T1">I2C, SPI, 1-wire</text:span></text:p>
          </draw:rect>
          <draw:rect draw:style-name="gr12" draw:text-style-name="P1" draw:layer="layout" svg:width="5.165cm" svg:height="1.27cm" draw:transform="rotate (1.5707963267949) translate (14.959cm 17.735cm)">
            <text:p text:style-name="P1">utils</text:p>
          </draw:rect>
        </draw:g>
      </draw:page>
      <draw:page draw:name="page5" draw:style-name="dp1" draw:master-page-name="Default">
        <office:forms form:automatic-focus="false" form:apply-design-mode="false"/>
        <draw:g>
          <draw:rect draw:style-name="gr1" draw:text-style-name="P1" draw:layer="layout" svg:width="16.51cm" svg:height="7.07cm" svg:x="2.224cm" svg:y="11.3cm">
            <text:p text:style-name="P1">liburacoli_&lt;board&gt;.a</text:p>
          </draw:rect>
          <draw:rect draw:style-name="gr12" draw:text-style-name="P1" draw:layer="layout" svg:width="6.35cm" svg:height="3.09cm" svg:x="2.759cm" svg:y="12.57cm">
            <text:p text:style-name="P1">radio</text:p>
            <text:p text:style-name="P1">(trx abstraction)</text:p>
          </draw:rect>
          <draw:rect draw:style-name="gr12" draw:text-style-name="P1" draw:layer="layout" svg:width="6.35cm" svg:height="1.925cm" svg:x="2.759cm" svg:y="15.745cm">
            <text:p text:style-name="P1">trx</text:p>
            <text:p text:style-name="P1"><text:span text:style-name="T1">SPI, IO-PINs, IRQ</text:span></text:p>
          </draw:rect>
          <draw:rect draw:style-name="gr4" draw:text-style-name="P1" draw:layer="layout" svg:width="5.165cm" svg:height="1.905cm" draw:transform="rotate (1.5707963267949) translate (11.414cm 17.735cm)">
            <text:p text:style-name="P1">hif</text:p>
            <text:p text:style-name="P1"><text:span text:style-name="T1">UART, USB</text:span></text:p>
          </draw:rect>
          <draw:rect draw:style-name="gr12" draw:text-style-name="P1" draw:layer="layout" svg:width="5.165cm" svg:height="1.905cm" draw:transform="rotate (1.5707963267949) translate (16.429cm 17.735cm)">
            <text:p text:style-name="P1">gpio</text:p>
            <text:p text:style-name="P1"><text:span text:style-name="T1">LEDs, KEYs</text:span></text:p>
          </draw:rect>
          <draw:rect draw:style-name="gr12" draw:text-style-name="P1" draw:layer="layout" svg:width="5.165cm" svg:height="1.27cm" draw:transform="rotate (1.5707963267949) translate (13.489cm 17.735cm)">
            <text:p text:style-name="P1">timer, rtc</text:p>
          </draw:rect>
          <draw:rect draw:style-name="gr12" draw:text-style-name="P1" draw:layer="layout" svg:width="5.165cm" svg:height="1.905cm" draw:transform="rotate (1.5707963267949) translate (9.344cm 17.735cm)">
            <text:p text:style-name="P1">sensors</text:p>
            <text:p text:style-name="P1"><text:span text:style-name="T1">I2C, SPI, 1-wire</text:span></text:p>
          </draw:rect>
          <draw:rect draw:style-name="gr12" draw:text-style-name="P1" draw:layer="layout" svg:width="5.165cm" svg:height="1.27cm" draw:transform="rotate (1.5707963267949) translate (14.959cm 17.735cm)">
            <text:p text:style-name="P1">utils</text:p>
          </draw:rect>
        </draw:g>
      </draw:page>
      <draw:page draw:name="page6" draw:style-name="dp1" draw:master-page-name="Default">
        <office:forms form:automatic-focus="false" form:apply-design-mode="false"/>
        <draw:g>
          <draw:rect draw:style-name="gr1" draw:text-style-name="P1" draw:layer="layout" svg:width="16.51cm" svg:height="7.07cm" svg:x="2.224cm" svg:y="11.3cm">
            <text:p text:style-name="P1">liburacoli_&lt;board&gt;.a</text:p>
          </draw:rect>
          <draw:rect draw:style-name="gr12" draw:text-style-name="P1" draw:layer="layout" svg:width="6.35cm" svg:height="3.09cm" svg:x="2.759cm" svg:y="12.87cm">
            <text:p text:style-name="P1">radio</text:p>
            <text:p text:style-name="P1">(trx abstraction)</text:p>
          </draw:rect>
          <draw:rect draw:style-name="gr12" draw:text-style-name="P1" draw:layer="layout" svg:width="6.35cm" svg:height="1.925cm" svg:x="2.759cm" svg:y="16.045cm">
            <text:p text:style-name="P1">trx</text:p>
            <text:p text:style-name="P1"><text:span text:style-name="T1">SPI, IO-PINs, IRQ</text:span></text:p>
          </draw:rect>
          <draw:rect draw:style-name="gr12" draw:text-style-name="P1" draw:layer="layout" svg:width="5.165cm" svg:height="1.905cm" draw:transform="rotate (1.5707963267949) translate (11.414cm 18.035cm)">
            <text:p text:style-name="P1">hif</text:p>
            <text:p text:style-name="P1"><text:span text:style-name="T1">UART, USB</text:span></text:p>
          </draw:rect>
          <draw:rect draw:style-name="gr12" draw:text-style-name="P1" draw:layer="layout" svg:width="5.165cm" svg:height="1.905cm" draw:transform="rotate (1.5707963267949) translate (16.429cm 18.035cm)">
            <text:p text:style-name="P1">gpio</text:p>
            <text:p text:style-name="P1"><text:span text:style-name="T1">LEDs, KEYs</text:span></text:p>
          </draw:rect>
          <draw:rect draw:style-name="gr6" draw:text-style-name="P1" draw:layer="layout" svg:width="5.165cm" svg:height="1.27cm" draw:transform="rotate (1.5707963267949) translate (13.489cm 18.035cm)">
            <text:p text:style-name="P1">timer, rtc</text:p>
          </draw:rect>
          <draw:rect draw:style-name="gr12" draw:text-style-name="P1" draw:layer="layout" svg:width="5.165cm" svg:height="1.905cm" draw:transform="rotate (1.5707963267949) translate (9.344cm 18.035cm)">
            <text:p text:style-name="P1">sensors</text:p>
            <text:p text:style-name="P1"><text:span text:style-name="T1">I2C, SPI, 1-wire</text:span></text:p>
          </draw:rect>
          <draw:rect draw:style-name="gr12" draw:text-style-name="P1" draw:layer="layout" svg:width="5.165cm" svg:height="1.27cm" draw:transform="rotate (1.5707963267949) translate (14.959cm 18.035cm)">
            <text:p text:style-name="P1">utils</text:p>
          </draw:rect>
        </draw:g>
      </draw:page>
      <draw:page draw:name="page7" draw:style-name="dp1" draw:master-page-name="Default">
        <office:forms form:automatic-focus="false" form:apply-design-mode="false"/>
        <draw:g>
          <draw:rect draw:style-name="gr1" draw:text-style-name="P1" draw:layer="layout" svg:width="16.51cm" svg:height="7.07cm" svg:x="2.224cm" svg:y="11.3cm">
            <text:p text:style-name="P1">liburacoli_&lt;board&gt;.a</text:p>
          </draw:rect>
          <draw:rect draw:style-name="gr12" draw:text-style-name="P1" draw:layer="layout" svg:width="6.35cm" svg:height="3.09cm" svg:x="2.759cm" svg:y="13.17cm">
            <text:p text:style-name="P1">radio</text:p>
            <text:p text:style-name="P1">(trx abstraction)</text:p>
          </draw:rect>
          <draw:rect draw:style-name="gr12" draw:text-style-name="P1" draw:layer="layout" svg:width="6.35cm" svg:height="1.925cm" svg:x="2.759cm" svg:y="16.345cm">
            <text:p text:style-name="P1">trx</text:p>
            <text:p text:style-name="P1"><text:span text:style-name="T1">SPI, IO-PINs, IRQ</text:span></text:p>
          </draw:rect>
          <draw:rect draw:style-name="gr12" draw:text-style-name="P1" draw:layer="layout" svg:width="5.165cm" svg:height="1.905cm" draw:transform="rotate (1.5707963267949) translate (11.414cm 18.335cm)">
            <text:p text:style-name="P1">hif</text:p>
            <text:p text:style-name="P1"><text:span text:style-name="T1">UART, USB</text:span></text:p>
          </draw:rect>
          <draw:rect draw:style-name="gr12" draw:text-style-name="P1" draw:layer="layout" svg:width="5.165cm" svg:height="1.905cm" draw:transform="rotate (1.5707963267949) translate (16.429cm 18.335cm)">
            <text:p text:style-name="P1">gpio</text:p>
            <text:p text:style-name="P1"><text:span text:style-name="T1">LEDs, KEYs</text:span></text:p>
          </draw:rect>
          <draw:rect draw:style-name="gr12" draw:text-style-name="P1" draw:layer="layout" svg:width="5.165cm" svg:height="1.27cm" draw:transform="rotate (1.5707963267949) translate (13.489cm 18.335cm)">
            <text:p text:style-name="P1">timer, rtc</text:p>
          </draw:rect>
          <draw:rect draw:style-name="gr12" draw:text-style-name="P1" draw:layer="layout" svg:width="5.165cm" svg:height="1.905cm" draw:transform="rotate (1.5707963267949) translate (9.344cm 18.335cm)">
            <text:p text:style-name="P1">sensors</text:p>
            <text:p text:style-name="P1"><text:span text:style-name="T1">I2C, SPI, 1-wire</text:span></text:p>
          </draw:rect>
          <draw:rect draw:style-name="gr8" draw:text-style-name="P1" draw:layer="layout" svg:width="5.165cm" svg:height="1.27cm" draw:transform="rotate (1.5707963267949) translate (14.959cm 18.335cm)">
            <text:p text:style-name="P1">utils</text:p>
          </draw:rect>
        </draw:g>
      </draw:page>
      <draw:page draw:name="page8" draw:style-name="dp1" draw:master-page-name="Default">
        <office:forms form:automatic-focus="false" form:apply-design-mode="false"/>
        <draw:g>
          <draw:rect draw:style-name="gr1" draw:text-style-name="P1" draw:layer="layout" svg:width="16.51cm" svg:height="7.07cm" svg:x="2.224cm" svg:y="11.3cm">
            <text:p text:style-name="P1">liburacoli_&lt;board&gt;.a</text:p>
          </draw:rect>
          <draw:rect draw:style-name="gr12" draw:text-style-name="P1" draw:layer="layout" svg:width="6.35cm" svg:height="3.09cm" svg:x="2.759cm" svg:y="12.57cm">
            <text:p text:style-name="P1">radio</text:p>
            <text:p text:style-name="P1">(trx abstraction)</text:p>
          </draw:rect>
          <draw:rect draw:style-name="gr12" draw:text-style-name="P1" draw:layer="layout" svg:width="6.35cm" svg:height="1.925cm" svg:x="2.759cm" svg:y="15.745cm">
            <text:p text:style-name="P1">trx</text:p>
            <text:p text:style-name="P1"><text:span text:style-name="T1">SPI, IO-PINs, IRQ</text:span></text:p>
          </draw:rect>
          <draw:rect draw:style-name="gr12" draw:text-style-name="P1" draw:layer="layout" svg:width="5.165cm" svg:height="1.905cm" draw:transform="rotate (1.5707963267949) translate (11.414cm 17.735cm)">
            <text:p text:style-name="P1">hif</text:p>
            <text:p text:style-name="P1"><text:span text:style-name="T1">UART, USB</text:span></text:p>
          </draw:rect>
          <draw:rect draw:style-name="gr5" draw:text-style-name="P1" draw:layer="layout" svg:width="5.165cm" svg:height="1.905cm" draw:transform="rotate (1.5707963267949) translate (16.429cm 17.735cm)">
            <text:p text:style-name="P1">gpio</text:p>
            <text:p text:style-name="P1"><text:span text:style-name="T1">LEDs, KEYs</text:span></text:p>
          </draw:rect>
          <draw:rect draw:style-name="gr12" draw:text-style-name="P1" draw:layer="layout" svg:width="5.165cm" svg:height="1.27cm" draw:transform="rotate (1.5707963267949) translate (13.489cm 17.735cm)">
            <text:p text:style-name="P1">timer, rtc</text:p>
          </draw:rect>
          <draw:rect draw:style-name="gr12" draw:text-style-name="P1" draw:layer="layout" svg:width="5.165cm" svg:height="1.905cm" draw:transform="rotate (1.5707963267949) translate (9.344cm 17.735cm)">
            <text:p text:style-name="P1">sensors</text:p>
            <text:p text:style-name="P1"><text:span text:style-name="T1">I2C, SPI, 1-wire</text:span></text:p>
          </draw:rect>
          <draw:rect draw:style-name="gr12" draw:text-style-name="P1" draw:layer="layout" svg:width="5.165cm" svg:height="1.27cm" draw:transform="rotate (1.5707963267949) translate (14.959cm 17.735cm)">
            <text:p text:style-name="P1">utils</text:p>
          </draw:rect>
        </draw:g>
      </draw:page>
      <draw:page draw:name="page9" draw:style-name="dp1" draw:master-page-name="Default">
        <office:forms form:automatic-focus="false" form:apply-design-mode="false"/>
        <draw:g>
          <draw:rect draw:style-name="gr1" draw:text-style-name="P1" draw:layer="layout" svg:width="16.51cm" svg:height="7.07cm" svg:x="2.224cm" svg:y="11.3cm">
            <text:p text:style-name="P1">liburacoli_&lt;board&gt;.a</text:p>
          </draw:rect>
          <draw:rect draw:style-name="gr2" draw:text-style-name="P1" draw:layer="layout" svg:width="6.35cm" svg:height="3.09cm" svg:x="2.759cm" svg:y="12.57cm">
            <text:p text:style-name="P1">radio</text:p>
            <text:p text:style-name="P1">(trx abstraction)</text:p>
          </draw:rect>
          <draw:rect draw:style-name="gr3" draw:text-style-name="P1" draw:layer="layout" svg:width="6.35cm" svg:height="1.925cm" svg:x="2.759cm" svg:y="15.745cm">
            <text:p text:style-name="P1">trx</text:p>
            <text:p text:style-name="P1"><text:span text:style-name="T1">SPI, IO-PINs, IRQ</text:span></text:p>
          </draw:rect>
          <draw:g>
            <draw:rect draw:style-name="gr4" draw:text-style-name="P1" draw:layer="layout" svg:width="5.165cm" svg:height="1.905cm" draw:transform="rotate (1.5707963267949) translate (11.414cm 17.735cm)">
              <text:p text:style-name="P1">hif</text:p>
              <text:p text:style-name="P1"><text:span text:style-name="T1">UART, USB</text:span></text:p>
            </draw:rect>
            <draw:rect draw:style-name="gr5" draw:text-style-name="P1" draw:layer="layout" svg:width="5.165cm" svg:height="1.905cm" draw:transform="rotate (1.5707963267949) translate (16.429cm 17.735cm)">
              <text:p text:style-name="P1">gpio</text:p>
              <text:p text:style-name="P1"><text:span text:style-name="T1">LEDs, KEYs</text:span></text:p>
            </draw:rect>
            <draw:rect draw:style-name="gr6" draw:text-style-name="P1" draw:layer="layout" svg:width="5.165cm" svg:height="1.27cm" draw:transform="rotate (1.5707963267949) translate (13.489cm 17.735cm)">
              <text:p text:style-name="P1">timer, rtc</text:p>
            </draw:rect>
            <draw:rect draw:style-name="gr7" draw:text-style-name="P1" draw:layer="layout" svg:width="5.165cm" svg:height="1.905cm" draw:transform="rotate (1.5707963267949) translate (9.344cm 17.735cm)">
              <text:p text:style-name="P1">sensors</text:p>
              <text:p text:style-name="P1"><text:span text:style-name="T1">I2C, SPI, 1-wire</text:span></text:p>
            </draw:rect>
            <draw:rect draw:style-name="gr8" draw:text-style-name="P1" draw:layer="layout" svg:width="5.165cm" svg:height="1.27cm" draw:transform="rotate (1.5707963267949) translate (14.959cm 17.735cm)">
              <text:p text:style-name="P1">utils</text:p>
            </draw:rect>
          </draw:g>
        </draw:g>
      </draw:page>
      <draw:page draw:name="page10" draw:style-name="dp1" draw:master-page-name="Default">
        <office:forms form:automatic-focus="false" form:apply-design-mode="false"/>
        <draw:g>
          <draw:rect draw:style-name="gr13" draw:text-style-name="P1" draw:layer="layout" svg:width="16.51cm" svg:height="5.435cm" svg:x="2.224cm" svg:y="6.118cm">
            <text:p text:style-name="P1">scripts</text:p>
          </draw:rect>
          <draw:rect draw:style-name="gr13" draw:text-style-name="P1" draw:layer="layout" svg:width="16.51cm" svg:height="7.07cm" svg:x="2.225cm" svg:y="16.483cm">
            <text:p text:style-name="P1">liburacoli_&lt;board&gt;.a</text:p>
          </draw:rect>
          <draw:rect draw:style-name="gr14" draw:text-style-name="P1" draw:layer="layout" svg:width="6.35cm" svg:height="3.09cm" svg:x="2.76cm" svg:y="17.753cm">
            <text:p text:style-name="P1">radio</text:p>
            <text:p text:style-name="P1">(trx abstraction)</text:p>
          </draw:rect>
          <draw:rect draw:style-name="gr15" draw:text-style-name="P1" draw:layer="layout" svg:width="6.35cm" svg:height="1.925cm" svg:x="2.76cm" svg:y="20.928cm">
            <text:p text:style-name="P1">trx</text:p>
            <text:p text:style-name="P1"><text:span text:style-name="T1">SPI, IO-PINs, IRQ</text:span></text:p>
          </draw:rect>
          <draw:g>
            <draw:rect draw:style-name="gr14" draw:text-style-name="P1" draw:layer="layout" svg:width="5.165cm" svg:height="1.905cm" draw:transform="rotate (1.5707963267949) translate (11.415cm 22.918cm)">
              <text:p text:style-name="P1">hif</text:p>
              <text:p text:style-name="P1"><text:span text:style-name="T1">UART, USB</text:span></text:p>
            </draw:rect>
            <draw:rect draw:style-name="gr14" draw:text-style-name="P1" draw:layer="layout" svg:width="5.165cm" svg:height="1.905cm" draw:transform="rotate (1.5707963267949) translate (16.43cm 22.918cm)">
              <text:p text:style-name="P1">gpio</text:p>
              <text:p text:style-name="P1"><text:span text:style-name="T1">LEDs, KEYs</text:span></text:p>
            </draw:rect>
            <draw:rect draw:style-name="gr14" draw:text-style-name="P1" draw:layer="layout" svg:width="5.165cm" svg:height="1.27cm" draw:transform="rotate (1.5707963267949) translate (13.49cm 22.918cm)">
              <text:p text:style-name="P1">timer, rtc</text:p>
            </draw:rect>
            <draw:rect draw:style-name="gr14" draw:text-style-name="P1" draw:layer="layout" svg:width="5.165cm" svg:height="1.905cm" draw:transform="rotate (1.5707963267949) translate (9.345cm 22.918cm)">
              <text:p text:style-name="P1">sensors</text:p>
              <text:p text:style-name="P1"><text:span text:style-name="T1">I2C, SPI, 1-wire</text:span></text:p>
            </draw:rect>
            <draw:rect draw:style-name="gr15" draw:text-style-name="P1" draw:layer="layout" svg:width="5.165cm" svg:height="1.27cm" draw:transform="rotate (1.5707963267949) translate (14.96cm 22.918cm)">
              <text:p text:style-name="P1">utils</text:p>
            </draw:rect>
          </draw:g>
          <draw:rect draw:style-name="gr13" draw:text-style-name="P1" draw:layer="layout" svg:width="8.79cm" svg:height="4.53cm" svg:x="2.225cm" svg:y="11.868cm">
            <text:p text:style-name="P1">applications</text:p>
          </draw:rect>
          <draw:rect draw:style-name="gr1" draw:text-style-name="P1" draw:layer="layout" svg:width="7.72cm" svg:height="4.53cm" svg:x="11.015cm" svg:y="11.868cm">
            <text:p text:style-name="P1">examples</text:p>
          </draw:rect>
          <draw:rect draw:style-name="gr14" draw:text-style-name="P1" draw:layer="layout" svg:width="3.175cm" svg:height="1.27cm" draw:transform="rotate (1.5707963267949) translate (5.665cm 16.063cm)">
            <text:p text:style-name="P1">wuart</text:p>
          </draw:rect>
          <draw:rect draw:style-name="gr14" draw:text-style-name="P1" draw:layer="layout" svg:width="3.175cm" svg:height="1.27cm" draw:transform="rotate (1.5707963267949) translate (4.235cm 16.063cm)">
            <text:p text:style-name="P1">sniffer</text:p>
          </draw:rect>
          <draw:rect draw:style-name="gr14" draw:text-style-name="P1" draw:layer="layout" svg:width="3.175cm" svg:height="1.27cm" draw:transform="rotate (1.5707963267949) translate (2.8cm 16.088cm)">
            <text:p text:style-name="P1">wibo</text:p>
          </draw:rect>
          <draw:rect draw:style-name="gr14" draw:text-style-name="P1" draw:layer="layout" svg:width="3.175cm" svg:height="1.27cm" draw:transform="rotate (1.5707963267949) translate (7.105cm 16.063cm)">
            <text:p text:style-name="P1">rsensor</text:p>
          </draw:rect>
          <draw:rect draw:style-name="gr14" draw:text-style-name="P1" draw:layer="layout" svg:width="3.175cm" svg:height="1.27cm" draw:transform="rotate (1.5707963267949) translate (8.61cm 16.063cm)">
            <text:p text:style-name="P1">...</text:p>
          </draw:rect>
          <draw:rect draw:style-name="gr9" draw:text-style-name="P2" draw:layer="layout" svg:width="3.175cm" svg:height="1.27cm" draw:transform="rotate (1.5707963267949) translate (11.309cm 16.063cm)">
            <text:p text:style-name="P1"><text:span text:style-name="T2">xmpl_trx_*</text:span></text:p>
          </draw:rect>
          <draw:rect draw:style-name="gr14" draw:text-style-name="P1" draw:layer="layout" svg:width="3.175cm" svg:height="1.27cm" draw:transform="rotate (1.5707963267949) translate (8.609cm 16.063cm)">
            <text:p text:style-name="P1">...</text:p>
          </draw:rect>
          <draw:rect draw:style-name="gr9" draw:text-style-name="P2" draw:layer="layout" svg:width="3.175cm" svg:height="1.27cm" draw:transform="rotate (1.5707963267949) translate (12.708cm 16.063cm)">
            <text:p text:style-name="P1"><text:span text:style-name="T2">xmpl_radio_*</text:span></text:p>
          </draw:rect>
          <draw:rect draw:style-name="gr9" draw:text-style-name="P2" draw:layer="layout" svg:width="3.175cm" svg:height="1.27cm" draw:transform="rotate (1.5707963267949) translate (14.108cm 16.063cm)">
            <text:p text:style-name="P1"><text:span text:style-name="T2">...</text:span></text:p>
          </draw:rect>
          <draw:rect draw:style-name="gr9" draw:text-style-name="P2" draw:layer="layout" svg:width="3.175cm" svg:height="1.27cm" draw:transform="rotate (1.5707963267949) translate (15.507cm 16.063cm)">
            <text:p text:style-name="P1"><text:span text:style-name="T2">xmpl_*</text:span></text:p>
          </draw:rect>
          <draw:rect draw:style-name="gr9" draw:text-style-name="P2" draw:layer="layout" svg:width="3.175cm" svg:height="1.27cm" draw:transform="rotate (1.5707963267949) translate (14.107cm 16.063cm)">
            <text:p text:style-name="P1"><text:span text:style-name="T2">xmpl_hif_*</text:span></text:p>
          </draw:rect>
          <draw:rect draw:style-name="gr9" draw:text-style-name="P2" draw:layer="layout" svg:width="3.175cm" svg:height="1.27cm" draw:transform="rotate (1.5707963267949) translate (16.906cm 16.063cm)">
            <text:p text:style-name="P1"><text:span text:style-name="T2">...</text:span></text:p>
          </draw:rect>
          <draw:rect draw:style-name="gr14" draw:text-style-name="P1" draw:layer="layout" svg:width="4.445cm" svg:height="1.27cm" draw:transform="rotate (0.785398163397448) translate (5.478cm 10.062cm)">
            <text:p text:style-name="P1">sniffer.py</text:p>
          </draw:rect>
          <draw:rect draw:style-name="gr14" draw:text-style-name="P1" draw:layer="layout" svg:width="4.445cm" svg:height="1.27cm" draw:transform="rotate (0.785398163397448) translate (3.201cm 10.165cm)">
            <text:p text:style-name="P1">wibo_host.py</text:p>
          </draw:rect>
          <draw:rect draw:style-name="gr14" draw:text-style-name="P1" draw:layer="layout" svg:width="4.445cm" svg:height="1.27cm" draw:transform="rotate (0.785398163397448) translate (7.4cm 10.264cm)">
            <text:p text:style-name="P1">sterm.py</text:p>
          </draw:rect>
          <draw:rect draw:style-name="gr14" draw:text-style-name="P1" draw:layer="layout" svg:width="4.445cm" svg:height="1.27cm" draw:transform="rotate (0.785398163397448) translate (9.499cm 10.264cm)">
            <text:p text:style-name="P1">...</text:p>
          </draw:rect>
        </draw:g>
      </draw:page>
      <draw:page draw:name="page11" draw:style-name="dp1" draw:master-page-name="Default">
        <office:forms form:automatic-focus="false" form:apply-design-mode="false"/>
        <draw:g>
          <draw:rect draw:style-name="gr1" draw:text-style-name="P1" draw:layer="layout" svg:width="16.51cm" svg:height="5.435cm" svg:x="2.224cm" svg:y="6.118cm">
            <text:p text:style-name="P1">scripts</text:p>
          </draw:rect>
          <draw:rect draw:style-name="gr13" draw:text-style-name="P1" draw:layer="layout" svg:width="16.51cm" svg:height="7.07cm" svg:x="2.225cm" svg:y="16.483cm">
            <text:p text:style-name="P1">liburacoli_&lt;board&gt;.a</text:p>
          </draw:rect>
          <draw:rect draw:style-name="gr14" draw:text-style-name="P1" draw:layer="layout" svg:width="6.35cm" svg:height="3.09cm" svg:x="2.76cm" svg:y="17.753cm">
            <text:p text:style-name="P1">radio</text:p>
            <text:p text:style-name="P1">(trx abstraction)</text:p>
          </draw:rect>
          <draw:rect draw:style-name="gr15" draw:text-style-name="P1" draw:layer="layout" svg:width="6.35cm" svg:height="1.925cm" svg:x="2.76cm" svg:y="20.928cm">
            <text:p text:style-name="P1">trx</text:p>
            <text:p text:style-name="P1"><text:span text:style-name="T1">SPI, IO-PINs, IRQ</text:span></text:p>
          </draw:rect>
          <draw:g>
            <draw:rect draw:style-name="gr14" draw:text-style-name="P1" draw:layer="layout" svg:width="5.165cm" svg:height="1.905cm" draw:transform="rotate (1.5707963267949) translate (11.415cm 22.918cm)">
              <text:p text:style-name="P1">hif</text:p>
              <text:p text:style-name="P1"><text:span text:style-name="T1">UART, USB</text:span></text:p>
            </draw:rect>
            <draw:rect draw:style-name="gr14" draw:text-style-name="P1" draw:layer="layout" svg:width="5.165cm" svg:height="1.905cm" draw:transform="rotate (1.5707963267949) translate (16.43cm 22.918cm)">
              <text:p text:style-name="P1">gpio</text:p>
              <text:p text:style-name="P1"><text:span text:style-name="T1">LEDs, KEYs</text:span></text:p>
            </draw:rect>
            <draw:rect draw:style-name="gr14" draw:text-style-name="P1" draw:layer="layout" svg:width="5.165cm" svg:height="1.27cm" draw:transform="rotate (1.5707963267949) translate (13.49cm 22.918cm)">
              <text:p text:style-name="P1">timer, rtc</text:p>
            </draw:rect>
            <draw:rect draw:style-name="gr14" draw:text-style-name="P1" draw:layer="layout" svg:width="5.165cm" svg:height="1.905cm" draw:transform="rotate (1.5707963267949) translate (9.345cm 22.918cm)">
              <text:p text:style-name="P1">sensors</text:p>
              <text:p text:style-name="P1"><text:span text:style-name="T1">I2C, SPI, 1-wire</text:span></text:p>
            </draw:rect>
            <draw:rect draw:style-name="gr15" draw:text-style-name="P1" draw:layer="layout" svg:width="5.165cm" svg:height="1.27cm" draw:transform="rotate (1.5707963267949) translate (14.96cm 22.918cm)">
              <text:p text:style-name="P1">utils</text:p>
            </draw:rect>
          </draw:g>
          <draw:rect draw:style-name="gr1" draw:text-style-name="P1" draw:layer="layout" svg:width="8.79cm" svg:height="4.53cm" svg:x="2.225cm" svg:y="11.868cm">
            <text:p text:style-name="P1">applications</text:p>
          </draw:rect>
          <draw:rect draw:style-name="gr13" draw:text-style-name="P1" draw:layer="layout" svg:width="7.72cm" svg:height="4.53cm" svg:x="11.015cm" svg:y="11.868cm">
            <text:p text:style-name="P1">examples</text:p>
          </draw:rect>
          <draw:rect draw:style-name="gr9" draw:text-style-name="P1" draw:layer="layout" svg:width="3.175cm" svg:height="1.27cm" draw:transform="rotate (1.5707963267949) translate (5.665cm 16.063cm)">
            <text:p text:style-name="P1">wuart</text:p>
          </draw:rect>
          <draw:rect draw:style-name="gr9" draw:text-style-name="P1" draw:layer="layout" svg:width="3.175cm" svg:height="1.27cm" draw:transform="rotate (1.5707963267949) translate (4.235cm 16.063cm)">
            <text:p text:style-name="P1">sniffer</text:p>
          </draw:rect>
          <draw:rect draw:style-name="gr9" draw:text-style-name="P1" draw:layer="layout" svg:width="3.175cm" svg:height="1.27cm" draw:transform="rotate (1.5707963267949) translate (2.8cm 16.088cm)">
            <text:p text:style-name="P1">wibo</text:p>
          </draw:rect>
          <draw:rect draw:style-name="gr9" draw:text-style-name="P1" draw:layer="layout" svg:width="3.175cm" svg:height="1.27cm" draw:transform="rotate (1.5707963267949) translate (7.105cm 16.063cm)">
            <text:p text:style-name="P1">rsensor</text:p>
          </draw:rect>
          <draw:rect draw:style-name="gr9" draw:text-style-name="P1" draw:layer="layout" svg:width="3.175cm" svg:height="1.27cm" draw:transform="rotate (1.5707963267949) translate (8.61cm 16.063cm)">
            <text:p text:style-name="P1">...</text:p>
          </draw:rect>
          <draw:rect draw:style-name="gr14" draw:text-style-name="P2" draw:layer="layout" svg:width="3.175cm" svg:height="1.27cm" draw:transform="rotate (1.5707963267949) translate (11.309cm 16.063cm)">
            <text:p text:style-name="P1"><text:span text:style-name="T2">xmpl_trx_*</text:span></text:p>
          </draw:rect>
          <draw:rect draw:style-name="gr9" draw:text-style-name="P1" draw:layer="layout" svg:width="3.175cm" svg:height="1.27cm" draw:transform="rotate (1.5707963267949) translate (8.609cm 16.063cm)">
            <text:p text:style-name="P1">...</text:p>
          </draw:rect>
          <draw:rect draw:style-name="gr14" draw:text-style-name="P2" draw:layer="layout" svg:width="3.175cm" svg:height="1.27cm" draw:transform="rotate (1.5707963267949) translate (12.708cm 16.063cm)">
            <text:p text:style-name="P1"><text:span text:style-name="T2">xmpl_radio_*</text:span></text:p>
          </draw:rect>
          <draw:rect draw:style-name="gr14" draw:text-style-name="P2" draw:layer="layout" svg:width="3.175cm" svg:height="1.27cm" draw:transform="rotate (1.5707963267949) translate (14.108cm 16.063cm)">
            <text:p text:style-name="P1"><text:span text:style-name="T2">...</text:span></text:p>
          </draw:rect>
          <draw:rect draw:style-name="gr14" draw:text-style-name="P2" draw:layer="layout" svg:width="3.175cm" svg:height="1.27cm" draw:transform="rotate (1.5707963267949) translate (15.507cm 16.063cm)">
            <text:p text:style-name="P1"><text:span text:style-name="T2">xmpl_*</text:span></text:p>
          </draw:rect>
          <draw:rect draw:style-name="gr14" draw:text-style-name="P2" draw:layer="layout" svg:width="3.175cm" svg:height="1.27cm" draw:transform="rotate (1.5707963267949) translate (14.107cm 16.063cm)">
            <text:p text:style-name="P1"><text:span text:style-name="T2">xmpl_hif_*</text:span></text:p>
          </draw:rect>
          <draw:rect draw:style-name="gr14" draw:text-style-name="P2" draw:layer="layout" svg:width="3.175cm" svg:height="1.27cm" draw:transform="rotate (1.5707963267949) translate (16.906cm 16.063cm)">
            <text:p text:style-name="P1"><text:span text:style-name="T2">...</text:span></text:p>
          </draw:rect>
          <draw:rect draw:style-name="gr9" draw:text-style-name="P1" draw:layer="layout" svg:width="4.445cm" svg:height="1.27cm" draw:transform="rotate (0.785398163397448) translate (5.478cm 10.062cm)">
            <text:p text:style-name="P1">sniffer.py</text:p>
          </draw:rect>
          <draw:rect draw:style-name="gr9" draw:text-style-name="P1" draw:layer="layout" svg:width="4.445cm" svg:height="1.27cm" draw:transform="rotate (0.785398163397448) translate (3.201cm 10.165cm)">
            <text:p text:style-name="P1">wibo_host.py</text:p>
          </draw:rect>
          <draw:rect draw:style-name="gr9" draw:text-style-name="P1" draw:layer="layout" svg:width="4.445cm" svg:height="1.27cm" draw:transform="rotate (0.785398163397448) translate (7.4cm 10.264cm)">
            <text:p text:style-name="P1">sterm.py</text:p>
          </draw:rect>
          <draw:rect draw:style-name="gr9" draw:text-style-name="P1" draw:layer="layout" svg:width="4.445cm" svg:height="1.27cm" draw:transform="rotate (0.785398163397448) translate (9.499cm 10.264cm)">
            <text:p text:style-name="P1">...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6-10-03T00:28:00</meta:creation-date>
    <dc:creator>axel </dc:creator>
    <dc:date>2015-07-01T20:31:30</dc:date>
    <dc:language>en-US</dc:language>
    <meta:editing-cycles>28</meta:editing-cycles>
    <meta:editing-duration>P3DT22H29M50S</meta:editing-duration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